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93c3" officeooo:paragraph-rsid="000493c3"/>
    </style:style>
    <style:style style:name="P2" style:family="paragraph" style:parent-style-name="Standard">
      <style:text-properties officeooo:rsid="00068da1" officeooo:paragraph-rsid="00068d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lete columns DATAFLOW, last update, freq, unit as there are constant and not information I want.</text:p>
      <text:p text:style-name="P1">Delete column obs flag. Have values p for provisional and c confidential as p is best data available and c is just missing. </text:p>
      <text:p text:style-name="P1"/>
      <text:p text:style-name="P2">I need to pivo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4T16:06:58.415000000</dc:date>
    <meta:editing-duration>PT25M26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3" meta:word-count="43" meta:character-count="237" meta:non-whitespace-character-count="196"/>
  </office:meta>
</office:document-meta>
</file>